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font-name="Times New Roman"/>
    </style:style>
    <style:style style:name="T1"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dImage module architecture</text:p>
      <text:p text:style-name="Standard"/>
      <text:p text:style-name="Standard">Without getting into details of the FID format, which are not fundamental to the operation of Recon, I'll describe here qualitatively what FidImage provides to the user. Essentially, a FidImage object gives volume data in four dimensions:</text:p>
      <text:p text:style-name="Standard"/>
      <text:p text:style-name="Standard">a number of volumes</text:p>
      <text:p text:style-name="Standard">per volume, a number a sliees</text:p>
      <text:p text:style-name="Standard">per slice, a number of PE-lines</text:p>
      <text:p text:style-name="Standard">per PE line, a number of FE read-outs</text:p>
      <text:p text:style-name="Standard"/>
      <text:p text:style-name="Standard">Thus, the result of print image.data.shape would be (nvol, nslice, n_pe_true, n_fe_true) (see below for variable name descriptions).</text:p>
      <text:p text:style-name="Standard"/>
      <text:p text:style-name="Standard">In addition to the volume image array, FidImage also gives any reference volumes taken, as well as any navigator lines. In the case of the former, the dimensions of the array would be </text:p>
      <text:p text:style-name="Standard">(nvol, nslice, n_nav, n_fe), giving nav lines per slice, per image.</text:p>
      <text:p text:style-name="Standard"/>
      <text:p text:style-name="Standard">For all arrays, PE lines are reordered, and FE points time-reversed, if appropriate for the scan sequence.</text:p>
      <text:p text:style-name="Standard"/>
      <text:p text:style-name="Standard">FidImage also loads in run parameters from the procpar file (Varian specific). Information found here includes the dimensions discussed above, the number of reference scans, number of segments, PE times, etc. The procpar aspects are all handled by the parent class ProcParImageMixin, which is itself a subclass of ProcPar, which finally is a read-only dictionary of all the data found in procpar. ProcParImageMixin redefines important data as more intelligible variable names.</text:p>
      <text:p text:style-name="Standard"/>
      <text:p text:style-name="Standard">FidImage inherits a standard image interface from BaseImage, which contains dimensional information</text:p>
      <text:p text:style-name="Standard"/>
      <text:p text:style-name="Standard"/>
      <text:p text:style-name="Standard"/>
      <text:p text:style-name="P1">Summary of FidImage data</text:p>
      <text:p text:style-name="Standard"/>
      <text:p text:style-name="Standard">class FidImage (BaseImage, ProcParImageMixin)</text:p>
      <text:p text:style-name="Standard"/>
      <text:p text:style-name="P2"><text:span text:style-name="T1">data: </text:span><text:tab/><text:tab/></text:p>
      <text:p text:style-name="P2"><text:tab/>A rank 4 array containing time-domain data. This array is </text:p>
      <text:p text:style-name="P2"><text:tab/>dimensioned as data(nvol,nslice,n_pe_true,n_fe_true) where nvol </text:p>
      <text:p text:style-name="P2"><text:tab/>is the number of volumes, nslice is the number of slices per volume,</text:p>
      <text:p text:style-name="P2"><text:tab/>n_pe_true is the number of phase-encode lines and n_fe_true is the</text:p>
      <text:p text:style-name="P2"><text:tab/>number read-out points.</text:p>
      <text:p text:style-name="P2"/>
      <text:p text:style-name="P3">nav_data: </text:p>
      <text:p text:style-name="P2"><text:tab/>A rank 4 array containing time-domain data for the navigator</text:p>
      <text:p text:style-name="P2"><text:s text:c="10"/><text:tab/>echoes of the image data. This array is dimensioned as </text:p>
      <text:p text:style-name="P2"><text:s text:c="10"/><text:tab/>nav_data(nvol,nslice,nav_per_slice,n_fe_true).</text:p>
      <text:p text:style-name="P2"/>
      <text:p text:style-name="P3">ref_data: </text:p>
      <text:p text:style-name="P2"><text:tab/>A rank 4 array containing time-domain reference scan data </text:p>
      <text:p text:style-name="P2"><text:s text:c="9"/><text:tab/>(phase-encode gradients are kept at zero). This array is dimensioned </text:p>
      <text:p text:style-name="P2"><text:s text:c="10"/><text:tab/>as ref_data(nslice,n_pe_true,n_fe_true). </text:p>
      <text:p text:style-name="P2"/>
      <text:p text:style-name="P3">ref_nav_data: </text:p>
      <text:p text:style-name="P2"><text:tab/>A rank 4 array containing time-domain data for the </text:p>
      <text:p text:style-name="P2"><text:s text:c="10"/><text:tab/>navigator echoes of the reference scan data which is dimensioned as </text:p>
      <text:p text:style-name="P2"><text:s text:c="10"/><text:tab/>ref_nav_data(nslice,nav_per_slice,n_fe_true).</text:p>
      <text:p text:style-name="P2"/>
      <text:p text:style-name="P2"><text:span text:style-name="T1">nav_per_slice</text:span><text:tab/>#number of navigator lines per slice</text:p>
      <text:p text:style-name="P2"><text:span text:style-name="T1">n_pe<text:tab/></text:span><text:tab/>#number of phase-encode lines (includes 2 navigator lines)</text:p>
      <text:p text:style-name="P2">n_pe_true<text:tab/>#true number of phase-encode lines in a slice (n_pe_true - navigator lines)</text:p>
      <text:p text:style-name="P2">n_fe_true<text:tab/>#number of complex frequency-encode points in a pe-line</text:p>
      <text:p text:style-name="P2">n_fe <text:tab/><text:tab/>#number of data points (n_fe * 2)</text:p>
      <text:p text:style-name="P2">nslice<text:tab/><text:tab/>#number of slices in a volume</text:p>
      <text:p text:style-name="P2">pulse_sequence<text:tab/>#may be 'epi', 'epidw', 'epidw_se', etc</text:p>
      <text:p text:style-name="P2">nvol<text:tab/><text:tab/>#number of volumes in the data set</text:p>
      <text:p text:style-name="P2">nvol_true<text:tab/>#number of volumes including reference volumes</text:p>
      <text:p text:style-name="P2">numrefs<text:tab/># := nvol_true - nvol</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43$Build-8986</meta:generator>
    <meta:creation-date>2006-01-30T11:50:54</meta:creation-date>
    <dc:date>2006-01-30T15:04:53</dc:date>
    <dc:language>en-US</dc:language>
    <meta:editing-cycles>5</meta:editing-cycles>
    <meta:editing-duration>PT51M38S</meta:editing-duration>
    <meta:user-defined meta:name="Info 1"/>
    <meta:user-defined meta:name="Info 2"/>
    <meta:user-defined meta:name="Info 3"/>
    <meta:user-defined meta:name="Info 4"/>
    <meta:document-statistic meta:table-count="0" meta:image-count="0" meta:object-count="0" meta:page-count="2" meta:paragraph-count="42" meta:word-count="497" meta:character-count="2922"/>
  </office:meta>
</office:document-meta>
</file>